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1.9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8" style:family="graphic" style:parent-style-name="standard">
      <style:graphic-properties draw:stroke="none" draw:fill="none" fo:min-height="3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 style:writing-mode="lr-tb"/>
      <style:text-properties style:font-name="Arial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justify" style:writing-mode="lr-tb"/>
      <style:text-properties style:font-name="Arial"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Arial" fo:font-size="12pt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font-size="11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2.615cm" svg:x="1cm" svg:y="1.067cm">
          <draw:text-box>
            <text:p text:style-name="P1"><text:span text:style-name="T1">Peu à peu, la mémoire vous revient. Au jour de la création, le Tout-Puissant brisa de sa main le Rocher Originel, dont les fragments </text:span><text:span text:style-name="T1">s'éparpillèrent dans l'espace, donnant lieu aux Îles Célestes parsemant le Ciel Sans Fin que l'on connaît aujourd'hui. Anachron ne </text:span><text:span text:style-name="T1">connaissait pas grand chose d'autre du passé. Il n'est pas le plus érudit, et il n'était pas très assidu aux cours d'histoire, mais c'était </text:span><text:span text:style-name="T1">le meilleur capitaine que son archipel ait connu. Accompagné de son équipage, il parcourait tous les jours le ciel à bord de son grand </text:span><text:span text:style-name="T1">vaisseau d'acier, transportant des marchandises d'une île à l'autre.</text:span></text:p>
          </draw:text-box>
        </draw:frame>
        <draw:line draw:style-name="gr2" draw:text-style-name="P3" draw:layer="layout" svg:x1="0cm" svg:y1="4.1cm" svg:x2="21cm" svg:y2="4.1cm">
          <text:p/>
        </draw:line>
        <draw:frame draw:style-name="gr3" draw:text-style-name="P2" draw:layer="layout" svg:width="19.125cm" svg:height="1.433cm" svg:x="1cm" svg:y="4.7cm">
          <draw:text-box>
            <text:p text:style-name="P1"><text:span text:style-name="T1">Un jour, en ouvrant une trappe du vaisseau de fer, un matelot ne tomba pas sur la soute à laquelle il s'attendait mais sur un </text:span><text:span text:style-name="T1">mystérieux couloir ouvrant sur des galeries. L'équipage intrigué mit le vaisseau à l'arrêt et pénétra dans ces galeries.</text:span></text:p>
          </draw:text-box>
        </draw:frame>
        <draw:line draw:style-name="gr2" draw:text-style-name="P3" draw:layer="layout" svg:x1="0cm" svg:y1="6.8cm" svg:x2="21cm" svg:y2="6.8cm">
          <text:p/>
        </draw:line>
        <draw:frame draw:style-name="gr3" draw:text-style-name="P2" draw:layer="layout" svg:width="19.5cm" svg:height="1.433cm" svg:x="1cm" svg:y="7.78cm">
          <draw:text-box>
            <text:p text:style-name="P1"><text:span text:style-name="T1">Après quelques minutes dans les galeries, des cloches se firent entendre, puis la terre se mit à trembler. L'équipage apeuré </text:span><text:span text:style-name="T1">rebroussa chemin et courut se réfugier dans le vaisseau. Anachron, qui juste avant était en tête du groupe, se retrouvait derrière. </text:span><text:span text:style-name="T1">Malheureusement dans sa course effrénée il trébucha tomba juste devant la sortie.</text:span></text:p>
          </draw:text-box>
        </draw:frame>
        <draw:line draw:style-name="gr2" draw:text-style-name="P3" draw:layer="layout" svg:x1="0cm" svg:y1="10cm" svg:x2="21cm" svg:y2="10cm">
          <text:p/>
        </draw:line>
        <draw:frame draw:style-name="gr4" draw:text-style-name="P5" draw:layer="layout" svg:width="19cm" svg:height="2.221cm" svg:x="1cm" svg:y="10.807cm">
          <draw:text-box>
            <text:p text:style-name="P1"><text:span text:style-name="T1">L'équipage figé par la terreur regarda la trappe se refermer, scellant ces galeries dans lesquelles leur capitaine se retrouva piégé, </text:span><text:span text:style-name="T1">seul. Anacron erra dans les méandres pendant ce qui parut être des années, perdant peu à peu la raison. Mais peut-être que tout </text:span><text:span text:style-name="T1">n'est pas perdu. Vous vous remémorez soudainement le code de votre salle de commande :</text:span></text:p>
            <text:p text:style-name="P4"><text:span text:style-name="T1">🜔 🝘 🜕 🜙</text:span></text:p>
          </draw:text-box>
        </draw:frame>
        <draw:line draw:style-name="gr2" draw:text-style-name="P3" draw:layer="layout" svg:x1="0cm" svg:y1="13.7cm" svg:x2="21cm" svg:y2="13.7cm">
          <text:p/>
        </draw:line>
        <draw:frame draw:style-name="gr5" draw:text-style-name="P6" draw:layer="layout" svg:width="19cm" svg:height="2.621cm" svg:x="1cm" svg:y="14.998cm">
          <draw:text-box>
            <text:p><text:span text:style-name="T2">Bienvenue à bord, capitaine. Tous les systèmes sont actifs, mais le générateur qui alimente d’habitude le vaisseau n’est plus sur son socle. Serait-ce la fin de cette aventure, ou reste-t-il encore un espoir de quitter ces lieux maudits ?</text:span></text:p>
          </draw:text-box>
        </draw:frame>
        <draw:line draw:style-name="gr2" draw:text-style-name="P3" draw:layer="layout" svg:x1="0cm" svg:y1="18.2cm" svg:x2="21cm" svg:y2="18.2cm">
          <text:p/>
        </draw:line>
        <draw:line draw:style-name="gr2" draw:text-style-name="P3" draw:layer="layout" svg:x1="10.5cm" svg:y1="18.25cm" svg:x2="10.5cm" svg:y2="29.7cm">
          <text:p/>
        </draw:line>
        <draw:line draw:style-name="gr2" draw:text-style-name="P3" draw:layer="layout" svg:x1="0cm" svg:y1="23.9cm" svg:x2="21cm" svg:y2="23.9cm">
          <text:p/>
        </draw:line>
        <draw:frame draw:style-name="gr6" draw:text-style-name="P8" draw:layer="layout" svg:width="8.625cm" svg:height="4.043cm" svg:x="0.9cm" svg:y="19cm">
          <draw:text-box>
            <text:list text:style-name="L1">
              <text:list-item>
                <text:p text:style-name="P7"><text:span text:style-name="T2">Ada &amp; Oio partagent leurs points de vie : où qu'ils </text:span><text:span text:style-name="T2">soient, ils en gagnent et perdent en même temps</text:span></text:p>
              </text:list-item>
              <text:list-item>
                <text:p text:style-name="P7"><text:span text:style-name="T2">Ils partagent un deck commun et ont connaissance de </text:span><text:span text:style-name="T2">leurs mains mutuelles</text:span></text:p>
              </text:list-item>
              <text:list-item>
                <text:p text:style-name="P7"><text:span text:style-name="T2">À son tour un apôtre peut transférer des objets équipés </text:span><text:span text:style-name="T2">à l'autre apôtre gratuitement</text:span></text:p>
              </text:list-item>
            </text:list>
          </draw:text-box>
        </draw:frame>
        <draw:frame draw:style-name="gr7" draw:text-style-name="P6" draw:layer="layout" svg:width="8.625cm" svg:height="4.517cm" svg:x="11.225cm" svg:y="18.8cm">
          <draw:text-box>
            <text:list text:style-name="L1">
              <text:list-item>
                <text:p><text:span text:style-name="T2">Points de vie infinis</text:span></text:p>
              </text:list-item>
              <text:list-item>
                <text:p><text:span text:style-name="T2">Tant que le deck de Nix fait 30 cartes ou plus, elle est incapable de jouer</text:span></text:p>
              </text:list-item>
              <text:list-item>
                <text:p><text:span text:style-name="T2">Quand Nix mélange son deck, elle subit 1 blessure</text:span></text:p>
              </text:list-item>
              <text:list-item>
                <text:p><text:span text:style-name="T2">Nix peut utiliser une action pour récupérer Nagnir, où qu'elle soit</text:span></text:p>
              </text:list-item>
              <text:list-item>
                <text:p><text:span text:style-name="T2">Nix peut consommer des cadavres comestibles pour se soigner</text:span></text:p>
              </text:list-item>
            </text:list>
          </draw:text-box>
        </draw:frame>
        <draw:frame draw:style-name="gr8" draw:text-style-name="P9" draw:layer="layout" svg:width="9.475cm" svg:height="4.139cm" svg:x="0.9cm" svg:y="24.625cm">
          <draw:text-box>
            <text:list text:style-name="L1">
              <text:list-item>
                <text:p><text:span text:style-name="T3">Gremetith ne subit pas de blessure (mais </text:span><text:span text:style-name="T3">peut perdre des points de vie)</text:span></text:p>
              </text:list-item>
              <text:list-item>
                <text:p><text:span text:style-name="T3">Ses coups de poing infligent attaque </text:span><text:span text:style-name="T3">perçante 1.</text:span></text:p>
              </text:list-item>
              <text:list-item>
                <text:p><text:span text:style-name="T3">Il commence avec des impuretés qui </text:span><text:span text:style-name="T3">nécessite 2 soins pour être retirées</text:span></text:p>
              </text:list-item>
              <text:list-item>
                <text:p><text:span text:style-name="T3">À la fin de son tour Gremetith pioche des </text:span><text:span text:style-name="T3">cartes jusqu’à en avoir 3 (et non 4)</text:span></text:p>
              </text:list-item>
            </text:list>
          </draw:text-box>
        </draw:frame>
        <draw:frame draw:style-name="gr9" draw:text-style-name="P10" draw:layer="layout" svg:width="8.7cm" svg:height="2.147cm" svg:x="11.2cm" svg:y="24.625cm">
          <draw:text-box>
            <text:list text:style-name="L1">
              <text:list-item>
                <text:p><text:span text:style-name="T4">Les attaques à main nue de Hurwuti infligent </text:span><text:span text:style-name="T4">attaque 1 + gel 1</text:span></text:p>
              </text:list-item>
              <text:list-item>
                <text:p><text:span text:style-name="T4">Peut regarder à tout moment la première </text:span><text:span text:style-name="T4">carte de son deck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1T10:31:19.632000000</meta:creation-date>
    <dc:date>2023-04-30T21:00:12.308359592</dc:date>
    <meta:editing-duration>PT1H24M29S</meta:editing-duration>
    <meta:editing-cycles>12</meta:editing-cycles>
    <meta:generator>LibreOffice/7.3.7.2$Linux_X86_64 LibreOffice_project/30$Build-2</meta:generator>
    <meta:document-statistic meta:object-count="16"/>
  </office:meta>
</office:document-meta>
</file>